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 table:style-name="ce6" office:value-type="string" calcext:value-type="string">
            <text:p>Allied goals and sn’s</text:p>
          </table:table-cell>
        </table:table-row>
        <table:table-row table:style-name="ro1">
          <table:table-cell office:value-type="string" calcext:value-type="string">
            <text:p>Gather wood</text:p>
          </table:table-cell>
        </table:table-row>
        <table:table-row table:style-name="ro1">
          <table:table-cell office:value-type="string" calcext:value-type="string">
            <text:p>Gather gold</text:p>
          </table:table-cell>
        </table:table-row>
        <table:table-row table:style-name="ro1">
          <table:table-cell office:value-type="string" calcext:value-type="string">
            <text:p>Gather stone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7" office:value-type="string" calcext:value-type="string">
            <text:p>Diplomacy manager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5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Managers</text:p>
          </table:table-cell>
          <table:table-cell table:style-name="ce9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Building manager</text:p>
          </table:table-cell>
          <table:table-cell table:style-name="ce10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Gather operation</text:p>
          </table:table-cell>
        </table:table-row>
        <table:table-row table:style-name="ro1">
          <table:table-cell table:style-name="ce10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10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11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Military manager</text:p>
          </table:table-cell>
          <table:table-cell table:style-name="ce10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10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11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Farms" table:style-name="ta1">
        <table:table-column table:style-name="co5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6:48:48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5T00:51:53.023000000</dc:date>
    <meta:editing-duration>PT14H9M57S</meta:editing-duration>
    <meta:editing-cycles>26</meta:editing-cycles>
    <meta:generator>LibreOffice/6.0.3.2$Windows_X86_64 LibreOffice_project/8f48d515416608e3a835360314dac7e47fd0b821</meta:generator>
    <meta:document-statistic meta:table-count="3" meta:cell-count="215" meta:object-count="0"/>
  </office:meta>
</office:document-meta>
</file>